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1638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3" style:family="paragraph" style:parent-style-name="Standard">
      <style:paragraph-properties fo:text-align="start" style:justify-single-word="fals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4" style:family="paragraph" style:parent-style-name="Standard">
      <style:paragraph-properties fo:text-align="start" style:justify-single-word="false"/>
      <style:text-properties style:text-outline="false" style:text-line-through-style="none" style:font-name="Liberation Sans1" fo:font-size="10pt" fo:font-style="normal" fo:text-shadow="none" style:text-underline-style="none" fo:font-weight="normal" officeooo:paragraph-rsid="001ed43b" style:font-size-asian="10pt" style:font-style-asian="normal" style:font-weight-asian="normal" style:text-emphasize="none"/>
    </style:style>
    <style:style style:name="P5" style:family="paragraph" style:parent-style-name="Standard">
      <style:paragraph-properties fo:text-align="start" style:justify-single-word="false"/>
      <style:text-properties style:text-outline="false" style:text-line-through-style="none" style:font-name="Liberation Sans1" fo:font-size="10pt" fo:font-style="normal" fo:text-shadow="none" style:text-underline-style="none" fo:font-weight="normal" officeooo:paragraph-rsid="0023969c" style:font-size-asian="10pt" style:font-style-asian="normal" style:font-weight-asian="normal" style:text-emphasize="none"/>
    </style:style>
    <style:style style:name="P6" style:family="paragraph" style:parent-style-name="Standard">
      <style:paragraph-properties fo:text-align="start" style:justify-single-word="false"/>
      <style:text-properties style:text-outline="false" style:text-line-through-style="none" style:font-name="Liberation Sans1" fo:font-size="10pt" fo:font-style="normal" fo:text-shadow="none" style:text-underline-style="none" fo:font-weight="normal" officeooo:paragraph-rsid="0024648c" style:font-size-asian="10pt" style:font-style-asian="normal" style:font-weight-asian="normal" style:text-emphasize="none"/>
    </style:style>
    <style:style style:name="P7" style:family="paragraph" style:parent-style-name="Standard">
      <style:paragraph-properties fo:text-align="start" style:justify-single-word="false"/>
      <style:text-properties style:text-outline="false" style:text-line-through-style="none" style:font-name="Liberation Sans1" fo:font-size="10pt" fo:font-style="normal" fo:text-shadow="none" style:text-underline-style="solid" style:text-underline-width="auto" style:text-underline-color="font-color" fo:font-weight="bold" officeooo:paragraph-rsid="00214bab" style:font-size-asian="10pt" style:font-style-asian="normal" style:font-weight-asian="bold" style:font-weight-complex="bold" style:text-emphasize="none"/>
    </style:style>
    <style:style style:name="P8" style:family="paragraph" style:parent-style-name="Standard">
      <style:paragraph-properties fo:text-align="start" style:justify-single-word="false"/>
      <style:text-properties style:text-outline="false" style:text-line-through-style="none" style:font-name="Liberation Sans1" fo:font-size="10pt" fo:font-style="normal" fo:text-shadow="none" style:text-underline-style="solid" style:text-underline-width="auto" style:text-underline-color="font-color" fo:font-weight="bold" officeooo:paragraph-rsid="00215f36" style:font-size-asian="10pt" style:font-style-asian="normal" style:font-weight-asian="bold" style:font-weight-complex="bold" style:text-emphasize="none"/>
    </style:style>
    <style:style style:name="P9" style:family="paragraph" style:parent-style-name="Standard">
      <style:paragraph-properties fo:text-align="start" style:justify-single-word="false"/>
      <style:text-properties style:text-outline="false" style:text-line-through-style="none" style:font-name="Liberation Sans1" fo:font-size="10pt" fo:font-style="normal" fo:text-shadow="none" style:text-underline-style="solid" style:text-underline-width="auto" style:text-underline-color="font-color" fo:font-weight="bold" officeooo:paragraph-rsid="0023f374" style:font-size-asian="10pt" style:font-style-asian="normal" style:font-weight-asian="bold" style:font-weight-complex="bold" style:text-emphasize="non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officeooo:paragraph-rsid="00214bab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1" fo:font-size="10pt" style:font-size-asian="10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1" fo:font-size="10pt" officeooo:paragraph-rsid="0023f374" style:font-size-asian="10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1" fo:font-size="10pt" officeooo:paragraph-rsid="0024648c" style:font-size-asian="10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1" fo:font-size="10pt" fo:font-weight="bold" officeooo:paragraph-rsid="001ed43b" style:font-size-asian="10pt" style:font-weight-asian="bold" style:font-weight-complex="bold"/>
    </style:style>
    <style:style style:name="T1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font-name="Liberation Sans1" fo:font-size="10pt" fo:font-style="normal" fo:text-shadow="none" style:text-underline-style="none" fo:font-weight="normal" officeooo:rsid="001e8bcd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font-name="FreeSans" fo:font-size="10pt" fo:font-style="normal" fo:text-shadow="none" style:text-underline-style="none" fo:font-weight="normal" officeooo:rsid="001e8bcd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font-name="FreeSans" fo:font-size="10pt" fo:font-style="normal" fo:text-shadow="none" style:text-underline-style="none" fo:font-weight="normal" officeooo:rsid="00214bab" style:font-size-asian="10pt" style:font-style-asian="normal" style:font-weight-asian="normal" style:text-emphasize="none"/>
    </style:style>
    <style:style style:name="T6" style:family="text">
      <style:text-properties officeooo:rsid="001ed43b"/>
    </style:style>
    <style:style style:name="T7" style:family="text">
      <style:text-properties officeooo:rsid="00214bab"/>
    </style:style>
    <style:style style:name="T8" style:family="text">
      <style:text-properties officeooo:rsid="00215f36"/>
    </style:style>
    <style:style style:name="T9" style:family="text">
      <style:text-properties officeooo:rsid="00224497"/>
    </style:style>
    <style:style style:name="T10" style:family="text">
      <style:text-properties officeooo:rsid="0023969c"/>
    </style:style>
    <style:style style:name="T11" style:family="text">
      <style:text-properties officeooo:rsid="0023f374"/>
    </style:style>
    <style:style style:name="T12" style:family="text">
      <style:text-properties officeooo:rsid="0024648c"/>
    </style:style>
    <style:style style:name="T13" style:family="text">
      <style:text-properties officeooo:rsid="0023969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Matthias Gradaive</text:span></text:p>
      <text:p text:style-name="P4"><text:span text:style-name="T6">Romain Chiquet<text:tab/><text:tab/><text:tab/><text:tab/><text:tab/><text:tab/><text:tab/><text:tab/><text:tab/><text:tab/><text:tab/><text:tab/><text:tab/><text:tab/><text:tab/><text:tab/><text:tab/><text:tab/>M1 GL</text:span></text:p>
      <text:p text:style-name="P4"><text:span text:style-name="T6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5"><text:span text:style-name="T6">Compte rendu TP Programmation sur VLIW</text:span></text:p>
          </table:table-cell>
        </table:table-row>
      </table:table>
      <text:p text:style-name="P4"><text:span text:style-name="T6"/></text:p>
      <text:p text:style-name="P9"><text:span text:style-name="T11">Mise en œuvre simple de l'algorithme de la DCT (sans optimisation) :</text:span></text:p>
      <text:p text:style-name="P9"><text:span text:style-name="T11"/></text:p>
      <text:p text:style-name="P6"><text:span text:style-name="T8">Voir fichier : </text:span><text:span text:style-name="T6"><text:s/></text:span><text:span text:style-name="T9">table_occupation_</text:span><text:span text:style-name="T12">slow</text:span></text:p>
      <text:p text:style-name="P6"><text:span text:style-name="T10"><text:s/>Ce fichier représente notre </text:span><text:span text:style-name="T12">mise en œuvre de l'algorithme de la DCT</text:span><text:span text:style-name="T10">. </text:span></text:p>
      <text:p text:style-name="P6"><text:span text:style-name="T13">Occupation des pipeline :</text:span></text:p>
      <text:p text:style-name="P4"><text:span text:style-name="T6"/></text:p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14"><text:span text:style-name="T11">Pipeline 1</text:span></text:p>
          </table:table-cell>
          <table:table-cell table:style-name="Tableau3.A1" office:value-type="string">
            <text:p text:style-name="P14"><text:span text:style-name="T11">Pipeline 2</text:span></text:p>
          </table:table-cell>
          <table:table-cell table:style-name="Tableau3.A1" office:value-type="string">
            <text:p text:style-name="P14"><text:span text:style-name="T11">Pipeline 3</text:span></text:p>
          </table:table-cell>
          <table:table-cell table:style-name="Tableau3.D1" office:value-type="string">
            <text:p text:style-name="P14"><text:span text:style-name="T11">Pipeline 4</text:span></text:p>
          </table:table-cell>
        </table:table-row>
        <table:table-row>
          <table:table-cell table:style-name="Tableau3.A2" office:value-type="string">
            <text:p text:style-name="P14"><text:span text:style-name="T12">58 %</text:span></text:p>
          </table:table-cell>
          <table:table-cell table:style-name="Tableau3.A2" office:value-type="string">
            <text:p text:style-name="P14"><text:span text:style-name="T11">2</text:span><text:span text:style-name="T12">2 %</text:span></text:p>
          </table:table-cell>
          <table:table-cell table:style-name="Tableau3.A2" office:value-type="string">
            <text:p text:style-name="P14"><text:span text:style-name="T11">3 %</text:span></text:p>
          </table:table-cell>
          <table:table-cell table:style-name="Tableau3.D2" office:value-type="string">
            <text:p text:style-name="P14"><text:span text:style-name="T11">2</text:span><text:span text:style-name="T12">1 %</text:span></text:p>
          </table:table-cell>
        </table:table-row>
      </table:table>
      <text:p text:style-name="P6"><text:span text:style-name="T6"/></text:p>
      <text:p text:style-name="P8"><text:span text:style-name="T8">Optimisation du code :</text:span></text:p>
      <text:p text:style-name="P4"><text:span text:style-name="T6"/></text:p>
      <text:p text:style-name="P4"><text:span text:style-name="T8">Voir fichier : </text:span><text:span text:style-name="T6"><text:s/></text:span><text:span text:style-name="T9">table_occupation</text:span></text:p>
      <text:p text:style-name="P5"><text:span text:style-name="T10"><text:s/>Ce fichier représente notre table d'occupation après l'optimisation. </text:span></text:p>
      <text:p text:style-name="P5"><text:span text:style-name="T10">Occupation des pipeline :</text:span></text:p>
      <text:p text:style-name="P5"><text:span text:style-name="T10"/></text:p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13"><text:span text:style-name="T11">Pipeline 1</text:span></text:p>
          </table:table-cell>
          <table:table-cell table:style-name="Tableau2.A1" office:value-type="string">
            <text:p text:style-name="P13"><text:span text:style-name="T11">Pipeline 2</text:span></text:p>
          </table:table-cell>
          <table:table-cell table:style-name="Tableau2.A1" office:value-type="string">
            <text:p text:style-name="P13"><text:span text:style-name="T11">Pipeline 3</text:span></text:p>
          </table:table-cell>
          <table:table-cell table:style-name="Tableau2.D1" office:value-type="string">
            <text:p text:style-name="P13"><text:span text:style-name="T11">Pipeline 4</text:span></text:p>
          </table:table-cell>
        </table:table-row>
        <table:table-row>
          <table:table-cell table:style-name="Tableau2.A2" office:value-type="string">
            <text:p text:style-name="P13"><text:span text:style-name="T11">62 %</text:span></text:p>
          </table:table-cell>
          <table:table-cell table:style-name="Tableau2.A2" office:value-type="string">
            <text:p text:style-name="P12">3<text:span text:style-name="T11">9 %</text:span></text:p>
          </table:table-cell>
          <table:table-cell table:style-name="Tableau2.A2" office:value-type="string">
            <text:p text:style-name="P12">4<text:span text:style-name="T11">3 %</text:span></text:p>
          </table:table-cell>
          <table:table-cell table:style-name="Tableau2.D2" office:value-type="string">
            <text:p text:style-name="P12">3<text:span text:style-name="T11">7 %</text:span></text:p>
          </table:table-cell>
        </table:table-row>
      </table:table>
      <text:p text:style-name="P5"><text:span text:style-name="T10"><text:s/></text:span></text:p>
      <text:p text:style-name="P4"><text:span text:style-name="T6"/></text:p>
      <text:p text:style-name="P7"><text:span text:style-name="T7">Bilan :</text:span></text:p>
      <text:p text:style-name="P4"><text:span text:style-name="T6"/></text:p>
      <text:p text:style-name="P3">L'écriture de la DCT rapide en virgule flottante (et en C) fut simple et n'a présenté aucune difficulté.</text:p>
      <text:p text:style-name="P2"/>
      <text:p text:style-name="P1"><text:span text:style-name="T1">L'écriture de la version en virgule fixe (toujours en C) a simplement demandé une petite </text:span><text:span text:style-name="T2">réflexion</text:span><text:span text:style-name="T1"> pour le choix du format de codage.</text:span></text:p>
      <text:p text:style-name="P1"><text:span text:style-name="T1">Une fois ce format défini, </text:span><text:span text:style-name="T2">l’implémentation</text:span><text:span text:style-name="T1"> est également très rapide.</text:span></text:p>
      <text:p text:style-name="P2"/>
      <text:p text:style-name="P1"><text:span text:style-name="T1">La mise en œuvre de la DCT (non optimisée) sur une version VLIW du NIOS n'a également pas présenté de difficulté. Le code assembleur reste relativement </text:span><text:span text:style-name="T3">« proche » du code C. Chacune des instructions VLIW que nous écrivons ne comprenait en réalité qu'une seule instruction DLX. Nous avons juste eu à faire </text:span></text:p>
      <text:p text:style-name="P1"><text:span text:style-name="T1">attention aux dépendances de données en rajoutant des nop quand </text:span><text:span text:style-name="T2">nécessaires.</text:span></text:p>
      <text:p text:style-name="P2"/>
      <text:p text:style-name="P1"><text:span text:style-name="T1">L'optimisation de la DCT en VLIW fut plus complexe. La principale difficulté était la multitude de solutions possibles pour optimiser le code. Il était en effet </text:span><text:span text:style-name="T3">difficile d'anticiper les avantages et les </text:span><text:span text:style-name="T4">inconvénients</text:span><text:span text:style-name="T3"> que chacune des solutions pouvait apporter pour la suite de l'optimisation.</text:span></text:p>
      <text:p text:style-name="P1"><text:span text:style-name="T1">Un autre obstacle fut l'utilisation des slots d'execution. Les slots 2 et 4 étant les seuls à pouvoir effectuer respectivement les chargements et les </text:span><text:span text:style-name="T2">multiplications</text:span><text:span text:style-name="T3"> en plus d'avoir des latences </text:span><text:span text:style-name="T4">d’exécution</text:span><text:span text:style-name="T3"> supérieures aux slots 1 et 3. Leur utilisation devait donc être </text:span><text:span text:style-name="T4">rigoureusement</text:span><text:span text:style-name="T3"> pensé afin de ne pas provoquer des aléas de dépendances de données ou faire attendre les autres slots.</text:span></text:p>
      <text:p text:style-name="P11"><text:span text:style-name="T5">Suite à la phase d'optimisation, nous sommes parvenu à réduire de moitié le nombre d'instructions.</text:span></text:p>
      <text:p text:style-name="P1"><text:span text:style-name="T3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</meta:initial-creator>
    <meta:creation-date>2015-03-19T15:56:16.610980636</meta:creation-date>
    <dc:date>2015-03-20T12:20:32.75</dc:date>
    <meta:editing-duration>PT32M35S</meta:editing-duration>
    <meta:editing-cycles>10</meta:editing-cycles>
    <meta:generator>LibreOffice/4.0.3.3$Windows_x86 LibreOffice_project/0eaa50a932c8f2199a615e1eb30f7ac74279539</meta:generator>
    <meta:document-statistic meta:table-count="3" meta:image-count="0" meta:object-count="0" meta:page-count="1" meta:paragraph-count="37" meta:word-count="333" meta:character-count="2027" meta:non-whitespace-character-count="1705"/>
  </office:meta>
</office:document-meta>
</file>